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33cm"/>
    </style:style>
    <style:style style:name="Tabla1.B" style:family="table-column">
      <style:table-column-properties style:column-width="13.76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95cm"/>
    </style:style>
    <style:style style:name="Tabla2.A1" style:family="table-cell">
      <style:table-cell-properties style:vertical-align="middle" fo:padding="0.049cm" fo:border="none"/>
    </style:style>
    <style:style style:name="Tabla2.7" style:family="table-row">
      <style:table-row-properties style:min-row-height="6.35cm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13.71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297cm"/>
    </style:style>
    <style:style style:name="Tabla4.B" style:family="table-column">
      <style:table-column-properties style:column-width="13.70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209cm"/>
    </style:style>
    <style:style style:name="Tabla5.B" style:family="table-column">
      <style:table-column-properties style:column-width="13.792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205cm"/>
    </style:style>
    <style:style style:name="Tabla6.B" style:family="table-column">
      <style:table-column-properties style:column-width="13.795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3.21cm"/>
    </style:style>
    <style:style style:name="Tabla7.B" style:family="table-column">
      <style:table-column-properties style:column-width="13.79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paragraph-rsid="000ba06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BLA 1: ANALIZAR SERIES HISTÓRICAS DE DATOS CLIMÁTICO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Campo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ombre del Caso de Uso</text:span></text:p>
          </table:table-cell>
          <table:table-cell table:style-name="Tabla1.A1" office:value-type="string">
            <text:p text:style-name="Table_20_Contents">Analizar series históricas de datos climátic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ctor(es)</text:span></text:p>
          </table:table-cell>
          <table:table-cell table:style-name="Tabla1.A1" office:value-type="string">
            <text:p text:style-name="Table_20_Contents">Investigador Foresta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sumen</text:span></text:p>
          </table:table-cell>
          <table:table-cell table:style-name="Tabla1.A1" office:value-type="string">
            <text:p text:style-name="Table_20_Contents">El investigador consulta bases de datos históricas de precipitación, temperatura y humedad en el portal IDEAM para realizar modelos y estudi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recondiciones</text:span></text:p>
          </table:table-cell>
          <table:table-cell table:style-name="Tabla1.A1" office:value-type="string">
            <text:p text:style-name="P1">• El usuario ha iniciado sesión en el portal con su rol de Investigador</text:p>
            <text:p text:style-name="P1">• Conexión a internet</text:p>
            <text:p text:style-name="P1">• El portal cuenta con registros históric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ostcondiciones</text:span></text:p>
          </table:table-cell>
          <table:table-cell table:style-name="Tabla1.A1" office:value-type="string">
            <text:p text:style-name="Table_20_Contents">• Los datos quedan descargados y listos para análisis en software extern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cuencia Base</text:span></text:p>
          </table:table-cell>
          <table:table-cell table:style-name="Tabla1.A1" office:value-type="string">
            <text:p text:style-name="P1">1. Acceder a la región deseada desde el menú lateral</text:p>
            <text:p text:style-name="P1">2. Navegar a la sección "Análisis de series históricas"</text:p>
            <text:p text:style-name="P1">3. Ingresar el departamento y estación meteorológica</text:p>
            <text:p text:style-name="P1">4. Seleccionar variables a consultar (precipitación, temperatura, humedad relativa, velocidad del viento, radiación solar)</text:p>
            <text:p text:style-name="P1">5. Seleccionar rango de fechas (fecha inicio y fecha fin)</text:p>
            <text:p text:style-name="P1">6. Seleccionar formato de archivo (CSV, Excel o PDF)</text:p>
            <text:p text:style-name="P1">7. Hacer clic en el botón "Consultar datos"</text:p>
            <text:p text:style-name="P1">8. El sistema muestra confirmación de la consulta</text:p>
            <text:p text:style-name="P1">9. Hacer clic en el botón "Descargar"</text:p>
            <text:p text:style-name="P1">10. El sistema descarga archivo con datos de ejemplo en el formato seleccionado</text:p>
            <text:p text:style-name="P1">11. Guardar archivo en carpeta loca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cuencias Alternativas</text:span></text:p>
          </table:table-cell>
          <table:table-cell table:style-name="Tabla1.A1" office:value-type="string">
            <text:p text:style-name="P1">• Si el formato CSV no funciona: descargar en Excel o PDF</text:p>
            <text:p text:style-name="P1">• Si desea visualizar antes de descargar: hacer clic en "Visualizar gráfico" para ver representación visual de los dat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cuencias de Excepción</text:span></text:p>
          </table:table-cell>
          <table:table-cell table:style-name="Tabla1.A1" office:value-type="string">
            <text:p text:style-name="P1">• Si la base de datos está caída: el sistema muestra mensaje de error y sugiere intentar más tarde</text:p>
            <text:p text:style-name="P1">• Si no hay datos para el rango seleccionado: el sistema informa que no hay registros disponibles</text:p>
          </table:table-cell>
        </table:table-row>
      </table:table>
      <text:p text:style-name="Horizontal_20_Line"/>
      <text:h text:style-name="Heading_20_1" text:outline-level="1">TABLA 2: CONSULTAR ALERTAS TEMPRANAS DE INCENDIOS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Campo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Nombre del Caso de Uso</text:span></text:p>
          </table:table-cell>
          <table:table-cell table:style-name="Tabla2.A1" office:value-type="string">
            <text:p text:style-name="Table_20_Contents">Consultar alertas tempranas de incendios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ctor(es)</text:span></text:p>
          </table:table-cell>
          <table:table-cell table:style-name="Tabla2.A1" office:value-type="string">
            <text:p text:style-name="Table_20_Contents">Investigador Forestal, Brigadista Forestal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esumen</text:span></text:p>
          </table:table-cell>
          <table:table-cell table:style-name="Tabla2.A1" office:value-type="string">
            <text:p text:style-name="Table_20_Contents">Acceso al portal del IDEAM para localizar alertas tempranas de incendios en una región determinada y revisar la información disponibl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recondiciones</text:span></text:p>
          </table:table-cell>
          <table:table-cell table:style-name="Tabla2.A1" office:value-type="string">
            <text:p text:style-name="P1">• El usuario ha iniciado sesión en el portal con su rol correspondiente</text:p>
            <text:p text:style-name="P1"><text:soft-page-break/>• Dispositivo con conexión a internet</text:p>
            <text:p text:style-name="P1">• Existencia de alertas actualizadas en el portal</text:p>
            <text:p text:style-name="P1">• Conocimiento de la región a consultar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ostcondiciones</text:span></text:p>
          </table:table-cell>
          <table:table-cell table:style-name="Tabla2.A1" office:value-type="string">
            <text:p text:style-name="P1">• El actor obtiene la información oficial sobre el nivel de riesgo</text:p>
            <text:p text:style-name="P1">• La información queda disponible para consulta (visualización en mapa, descarga)</text:p>
          </table:table-cell>
        </table:table-row>
        <table:table-row table:style-name="Tabla2.7">
          <table:table-cell table:style-name="Tabla2.A1" office:value-type="string">
            <text:p text:style-name="Table_20_Contents"><text:span text:style-name="Strong_20_Emphasis">Secuencia Base</text:span></text:p>
          </table:table-cell>
          <table:table-cell table:style-name="Tabla2.A1" office:value-type="string">
            <text:p text:style-name="P1">1. Abrir navegador e ingresar al portal <text:span text:style-name="T2">IDEAM</text:span><text:line-break/>2. El sistema carga la página principal con menú y barra de búsqueda</text:p>
            <text:p text:style-name="P1">3. Iniciar sesión con credenciales de usuario</text:p>
            <text:p text:style-name="P1">4. El sistema confirma el ingreso y muestra mensaje de bienvenida</text:p>
            <text:p text:style-name="P1">5. Abrir el menú lateral haciendo clic en el botón de menú hamburguesa</text:p>
            <text:p text:style-name="P1">6. Seleccionar la región deseada del selector desplegable</text:p>
            <text:p text:style-name="P1">7. Seleccionar el departamento específico de la lista</text:p>
            <text:p text:style-name="P1">8. El sistema carga la página de la región mostrando descripción y alertas</text:p>
            <text:p text:style-name="P1">9. Revisar el mensaje de alerta importante destacado</text:p>
            <text:p text:style-name="P1">10. Observar el mapa de la región con marcadores de alertas por nivel de riesgo</text:p>
            <text:p text:style-name="P1">11. Hacer clic en un marcador para ver detalles de la alerta (ubicación, nivel de riesgo)</text:p>
            <text:p text:style-name="P1">12. El sistema muestra ventana emergente con información detallad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cuencias Alternativas</text:span></text:p>
          </table:table-cell>
          <table:table-cell table:style-name="Tabla2.A1" office:value-type="string">
            <text:p text:style-name="P1">• Si necesita búsqueda rápida: usar la barra de búsqueda para encontrar alertas específicas por región o departamento</text:p>
            <text:p text:style-name="P1">• Si el mapa no carga correctamente: consultar la información textual de alertas disponible en la misma página</text:p>
            <text:p text:style-name="P1">• Si desea consultar otra región: regresar al menú lateral y seleccionar diferente región/departament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cuencias de Excepción</text:span></text:p>
          </table:table-cell>
          <table:table-cell table:style-name="Tabla2.A1" office:value-type="string">
            <text:p text:style-name="P1">• Sin conectividad: el actor no puede completar la consulta y debe esperar a tener acceso a internet</text:p>
            <text:p text:style-name="P1">• Página caída: debe intentar más tarde o recurrir a otros medios de información institucionales</text:p>
            <text:p text:style-name="P1">• Si no hay alertas para la región: el sistema informa que no existen alertas activas en ese momento</text:p>
          </table:table-cell>
        </table:table-row>
      </table:table>
      <text:p text:style-name="Horizontal_20_Line"/>
      <text:h text:style-name="Heading_20_1" text:outline-level="1">TABLA 3: CONSULTAR PRONÓSTICO METEOROLÓGICO POR REGIÓN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<text:span text:style-name="Strong_20_Emphasis">Campo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Nombre del Caso de Uso</text:span></text:p>
          </table:table-cell>
          <table:table-cell table:style-name="Tabla3.A1" office:value-type="string">
            <text:p text:style-name="Table_20_Contents">Consultar pronóstico meteorológico por región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ctor(es)</text:span></text:p>
          </table:table-cell>
          <table:table-cell table:style-name="Tabla3.A1" office:value-type="string">
            <text:p text:style-name="Table_20_Contents">Brigadista Forestal, Investigador Forestal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Resumen</text:span></text:p>
          </table:table-cell>
          <table:table-cell table:style-name="Tabla3.A1" office:value-type="string">
            <text:p text:style-name="Table_20_Contents">Acceso al portal del IDEAM para revisar el pronóstico del clima en una región determinada, incluyendo temperatura, lluvias, humedad y viento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recondiciones</text:span></text:p>
          </table:table-cell>
          <table:table-cell table:style-name="Tabla3.A1" office:value-type="string">
            <text:p text:style-name="P1">• El usuario ha iniciado sesión en el portal con su rol correspondiente</text:p>
            <text:p text:style-name="P1">• Dispositivo con acceso a internet</text:p>
            <text:p text:style-name="P1">• Portal actualizado con datos meteorológico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ostcondiciones</text:span></text:p>
          </table:table-cell>
          <table:table-cell table:style-name="Tabla3.A1" office:value-type="string">
            <text:p text:style-name="P1">• El actor obtiene un pronóstico confiable actualizado</text:p>
            <text:p text:style-name="P1">• La información puede ser utilizada para planificación operativa o <text:soft-page-break/>investigación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cuencia Base</text:span></text:p>
          </table:table-cell>
          <table:table-cell table:style-name="Tabla3.A1" office:value-type="string">
            <text:p text:style-name="P1">1. Ingresar al portal IDEAM</text:p>
            <text:p text:style-name="P1">2. Navegar a la sección "Pronóstico del Clima" desde la página principal o menú lateral</text:p>
            <text:p text:style-name="P1">3. Seleccionar ubicación del selector desplegable</text:p>
            <text:p text:style-name="P1">4. El sistema actualiza el pronóstico mostrando datos meteorológicos por horas</text:p>
            <text:p text:style-name="P1">5. Observar las tarjetas de pronóstico con íconos de clima, hora y temperatura</text:p>
            <text:p text:style-name="P1">6. Identificar la línea de hora actual para contexto temporal</text:p>
            <text:p text:style-name="P1">7. Revisar las condiciones proyectadas para planificar actividade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cuencias Alternativas</text:span></text:p>
          </table:table-cell>
          <table:table-cell table:style-name="Tabla3.A1" office:value-type="string">
            <text:p text:style-name="P1">• Si desea consultar otra ubicación: cambiar selección en el selector desplegable</text:p>
            <text:p text:style-name="P1">• Si necesita más detalle: acceder a pronósticos extendidos o informes meteorológicos complementario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cuencias de Excepción</text:span></text:p>
          </table:table-cell>
          <table:table-cell table:style-name="Tabla3.A1" office:value-type="string">
            <text:p text:style-name="P1">• Sin conectividad: recurrir a boletines físicos o radios locales</text:p>
            <text:p text:style-name="P1">• Si la ubicación deseada no está disponible: seleccionar la ciudad más cercana disponible en el selector</text:p>
          </table:table-cell>
        </table:table-row>
      </table:table>
      <text:p text:style-name="Horizontal_20_Line"/>
      <text:h text:style-name="Heading_20_1" text:outline-level="1">TABLA 4: DESCARGAR GUÍAS DE PREVENCIÓN Y PROTOCOLOS DE SEGURIDAD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<text:span text:style-name="Strong_20_Emphasis">Campo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Nombre del Caso de Uso</text:span></text:p>
          </table:table-cell>
          <table:table-cell table:style-name="Tabla4.A1" office:value-type="string">
            <text:p text:style-name="Table_20_Contents">Descargar guías de prevención y protocolos de seguridad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Actor(es)</text:span></text:p>
          </table:table-cell>
          <table:table-cell table:style-name="Tabla4.A1" office:value-type="string">
            <text:p text:style-name="Table_20_Contents">Brigadista Forestal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Resumen</text:span></text:p>
          </table:table-cell>
          <table:table-cell table:style-name="Tabla4.A1" office:value-type="string">
            <text:p text:style-name="Table_20_Contents">El brigadista accede a la sección de recursos del IDEAM para descargar manuales que apoyen la capacitación de la brigada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Precondiciones</text:span></text:p>
          </table:table-cell>
          <table:table-cell table:style-name="Tabla4.A1" office:value-type="string">
            <text:p text:style-name="P1">• El usuario ha iniciado sesión en el portal con su rol de Brigadista</text:p>
            <text:p text:style-name="P1">• Conexión a internet y memoria suficiente en el dispositiv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Postcondiciones</text:span></text:p>
          </table:table-cell>
          <table:table-cell table:style-name="Tabla4.A1" office:value-type="string">
            <text:p text:style-name="Table_20_Contents">• Los documentos quedan almacenados en el dispositivo y disponibles para consulta en camp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cuencia Base</text:span></text:p>
          </table:table-cell>
          <table:table-cell table:style-name="Tabla4.A1" office:value-type="string">
            <text:p text:style-name="P1">1. Acceder a la sección "Guías y protocolos" desde el menú lateral o página principal</text:p>
            <text:p text:style-name="P1">2. El sistema muestra un carrusel con las guías disponibles</text:p>
            <text:p text:style-name="P1">3. Navegar entre las tarjetas de guías usando los gestos de deslizamiento o clics</text:p>
            <text:p text:style-name="P1">4. Seleccionar la guía central haciendo clic en la tarjeta activa</text:p>
            <text:p text:style-name="P1">5. El sistema confirma la descarga del documento</text:p>
            <text:p text:style-name="P1">6. Guardar el archivo en el dispositivo</text:p>
            <text:p text:style-name="P1">7. Abrir el documento para verificar que se descargó correctamente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cuencias Alternativas</text:span></text:p>
          </table:table-cell>
          <table:table-cell table:style-name="Tabla4.A1" office:value-type="string">
            <text:p text:style-name="P1">• Si el documento no se descarga automáticamente: hacer clic derecho y seleccionar "Guardar como"</text:p>
            <text:p text:style-name="P1">• Si necesita múltiples guías: repetir el proceso para cada documento requerid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cuencias de Excepción</text:span></text:p>
          </table:table-cell>
          <table:table-cell table:style-name="Tabla4.A1" office:value-type="string">
            <text:p text:style-name="P1">• Sin conexión: no se puede descargar y debe esperar acceso a internet</text:p>
            <text:p text:style-name="P1">• Memoria insuficiente: liberar espacio en el dispositivo antes de descargar</text:p>
            <text:p text:style-name="P1">• Archivo corrupto: reportar el problema e intentar descargar nuevamente</text:p>
          </table:table-cell>
        </table:table-row>
      </table:table>
      <text:p text:style-name="Horizontal_20_Line"/>
      <text:h text:style-name="Heading_20_1" text:outline-level="1"><text:soft-page-break/>TABLA 5: NOTIFICAR A LA BRIGADA SOBRE ALERTAS TEMPRANAS DE INCENDIO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<text:span text:style-name="Strong_20_Emphasis">Campo</text:span></text:p>
            </table:table-cell>
            <table:table-cell table:style-name="Tabla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Nombre del Caso de Uso</text:span></text:p>
          </table:table-cell>
          <table:table-cell table:style-name="Tabla5.A1" office:value-type="string">
            <text:p text:style-name="Table_20_Contents">Notificar a la brigada sobre alertas tempranas de incendios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Actor(es)</text:span></text:p>
          </table:table-cell>
          <table:table-cell table:style-name="Tabla5.A1" office:value-type="string">
            <text:p text:style-name="Table_20_Contents">Brigadista Forestal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esumen</text:span></text:p>
          </table:table-cell>
          <table:table-cell table:style-name="Tabla5.A1" office:value-type="string">
            <text:p text:style-name="Table_20_Contents">Después de consultar una alerta en el portal, el brigadista utiliza la funcionalidad de notificación para transmitir la información a su brigada y organizar acciones preventivas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recondiciones</text:span></text:p>
          </table:table-cell>
          <table:table-cell table:style-name="Tabla5.A1" office:value-type="string">
            <text:p text:style-name="P1">• El usuario ha iniciado sesión en el portal con su rol de Brigadista</text:p>
            <text:p text:style-name="P1">• Haber consultado previamente la alerta en la página de región</text:p>
            <text:p text:style-name="P1">• Tener identificada la zona de riesgo en el mapa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ostcondiciones</text:span></text:p>
          </table:table-cell>
          <table:table-cell table:style-name="Tabla5.A1" office:value-type="string">
            <text:p text:style-name="P1">• La brigada recibe la información clave sobre la alerta</text:p>
            <text:p text:style-name="P1">• Se documenta la notificación realizada</text:p>
            <text:p text:style-name="P1">• Se puede ajustar el plan de patrullaje o prevención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Secuencia Base</text:span></text:p>
          </table:table-cell>
          <table:table-cell table:style-name="Tabla5.A1" office:value-type="string">
            <text:p text:style-name="P1">1. Estando en la página de región con el mapa de alertas visible</text:p>
            <text:p text:style-name="P1">2. Hacer clic en un marcador del mapa para seleccionar la zona</text:p>
            <text:p text:style-name="P1">3. El sistema actualiza el campo "Zona seleccionada en el mapa" con la ubicación y coordenadas</text:p>
            <text:p text:style-name="P1">4. Seleccionar el tipo de alerta haciendo clic en uno de los botones: Preventiva, Baja, Alta, Media o Peligrosa</text:p>
            <text:p text:style-name="P1">5. El botón seleccionado se marca como activo</text:p>
            <text:p text:style-name="P1">6. En la sección "Enviar a", seleccionar destinatarios: Co-investigadores, Equipo de brigada, u Otro</text:p>
            <text:p text:style-name="P1">7. Si selecciona "Otro": ingresar contacto adicional en el campo de texto</text:p>
            <text:p text:style-name="P1">8. Revisar o modificar el mensaje por defecto en el área de texto</text:p>
            <text:p text:style-name="P1">9. Hacer clic en el botón "Modificar" si desea editar el mensaje</text:p>
            <text:p text:style-name="P1">10. Hacer clic en el botón verde para enviar la notificación</text:p>
            <text:p text:style-name="P1">11. El sistema confirma el envío exitoso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Secuencias Alternativas</text:span></text:p>
          </table:table-cell>
          <table:table-cell table:style-name="Tabla5.A1" office:value-type="string">
            <text:p text:style-name="P1">• Si desea reiniciar el formulario: hacer clic en el botón "Reiniciar" para limpiar las selecciones</text:p>
            <text:p text:style-name="P1">• Si desea notificar a múltiples grupos: seleccionar varios destinatarios antes de enviar</text:p>
            <text:p text:style-name="P1">• Si el mensaje por defecto es adecuado: enviar sin modificaciones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Secuencias de Excepción</text:span></text:p>
          </table:table-cell>
          <table:table-cell table:style-name="Tabla5.A1" office:value-type="string">
            <text:p text:style-name="P1">• Si no hay medios de comunicación disponibles: se aplican protocolos de campo establecidos para comunicación directa</text:p>
            <text:p text:style-name="P1">• Si falla el envío: el sistema muestra mensaje de error y permite reintentar</text:p>
          </table:table-cell>
        </table:table-row>
      </table:table>
      <text:p text:style-name="Horizontal_20_Line"/>
      <text:h text:style-name="Heading_20_1" text:outline-level="1"><text:soft-page-break/>TABLA 6: REGISTRAR ALERTAS TEMPRANAS DE INCENDIOS PARA ANÁLISIS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<text:span text:style-name="Strong_20_Emphasis">Campo</text:span></text:p>
            </table:table-cell>
            <table:table-cell table:style-name="Tabla6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Nombre del Caso de Uso</text:span></text:p>
          </table:table-cell>
          <table:table-cell table:style-name="Tabla6.A1" office:value-type="string">
            <text:p text:style-name="Table_20_Contents">Registrar alertas tempranas de incendios para análisis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ctor(es)</text:span></text:p>
          </table:table-cell>
          <table:table-cell table:style-name="Tabla6.A1" office:value-type="string">
            <text:p text:style-name="Table_20_Contents">Investigador Forestal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Resumen</text:span></text:p>
          </table:table-cell>
          <table:table-cell table:style-name="Tabla6.A1" office:value-type="string">
            <text:p text:style-name="Table_20_Contents">Una vez consultadas las alertas en el portal, el investigador registra la información en su base de datos o sistema de análisis para fines científicos y de gestión ambiental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Precondiciones</text:span></text:p>
          </table:table-cell>
          <table:table-cell table:style-name="Tabla6.A1" office:value-type="string">
            <text:p text:style-name="P1">• El usuario ha iniciado sesión en el portal con su rol de Investigador</text:p>
            <text:p text:style-name="P1">• Haber consultado previamente las alertas en la página de región</text:p>
            <text:p text:style-name="P1">• Tener acceso a un sistema de almacenamiento (base de datos, software, archivos locales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Postcondiciones</text:span></text:p>
          </table:table-cell>
          <table:table-cell table:style-name="Tabla6.A1" office:value-type="string">
            <text:p text:style-name="P1">• La alerta queda documentada para referencia futura</text:p>
            <text:p text:style-name="P1">• Puede ser utilizada en investigaciones o reportes oficiales</text:p>
            <text:p text:style-name="P1">• Los datos quedan disponibles para análisis estadístico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Secuencia Base</text:span></text:p>
          </table:table-cell>
          <table:table-cell table:style-name="Tabla6.A1" office:value-type="string">
            <text:p text:style-name="P1">1. Estando en la página de región con el rol de investigador</text:p>
            <text:p text:style-name="P1">2. Navegar a la sección "Datos - Consultar y registrar alertas tempranas"</text:p>
            <text:p text:style-name="P1">3. Configurar filtros: seleccionar departamento, severidad de nivel de alerta y fecha</text:p>
            <text:p text:style-name="P1">4. El sistema muestra la información relacionada a la búsqueda</text:p>
            <text:p text:style-name="P1">5. Revisar los datos de alertas mostrados</text:p>
            <text:p text:style-name="P1">6. Hacer clic en el botón "Descargar datos"</text:p>
            <text:p text:style-name="P1">7. El sistema descarga archivo CSV con los datos de alertas filtrados</text:p>
            <text:p text:style-name="P1">8. Alternativamente, hacer clic en "Registrar en base de datos"</text:p>
            <text:p text:style-name="P1">9. El sistema confirma que los datos serían registrados en la base de datos del IDEAM</text:p>
            <text:p text:style-name="P1">10. Guardar el archivo descargado en el sistema de almacenamiento personal</text:p>
            <text:p text:style-name="P1">11. Anotar observaciones relevantes (fecha, región, nivel de riesgo) en documentación de investigación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Secuencias Alternativas</text:span></text:p>
          </table:table-cell>
          <table:table-cell table:style-name="Tabla6.A1" office:value-type="string">
            <text:p text:style-name="P1">• Si desea visualizar primero: hacer clic en "Ver mapa de alertas" antes de descargar</text:p>
            <text:p text:style-name="P1">• Si necesita filtrar más: ajustar criterios de severidad o rango de fechas</text:p>
            <text:p text:style-name="P1">• Si requiere múltiples regiones: repetir proceso para cada departamento de interés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Secuencias de Excepción</text:span></text:p>
          </table:table-cell>
          <table:table-cell table:style-name="Tabla6.A1" office:value-type="string">
            <text:p text:style-name="P1">• Si el sistema de almacenamiento falla: registra la información en formato físico (cuaderno de campo) como respaldo</text:p>
            <text:p text:style-name="P1">• Si no hay datos para los filtros seleccionados: el sistema informa que no existen registros y sugiere ampliar criterios</text:p>
            <text:p text:style-name="P1">• Si la descarga falla: intentar nuevamente o cambiar formato de archivo</text:p>
          </table:table-cell>
        </table:table-row>
      </table:table>
      <text:p text:style-name="Horizontal_20_Line"/>
      <text:h text:style-name="Heading_20_1" text:outline-level="1"><text:soft-page-break/>TABLA 7: REPORTAR INCIDENCIA AMBIENTAL DESDE EL PORTAL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<text:span text:style-name="Strong_20_Emphasis">Campo</text:span></text:p>
            </table:table-cell>
            <table:table-cell table:style-name="Tabla7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Nombre del Caso de Uso</text:span></text:p>
          </table:table-cell>
          <table:table-cell table:style-name="Tabla7.A1" office:value-type="string">
            <text:p text:style-name="Table_20_Contents">Reportar Incidencia ambiental desde el portal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Actor(es)</text:span></text:p>
          </table:table-cell>
          <table:table-cell table:style-name="Tabla7.A1" office:value-type="string">
            <text:p text:style-name="Table_20_Contents">Investigador Forestal, Brigadista Forestal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Resumen</text:span></text:p>
          </table:table-cell>
          <table:table-cell table:style-name="Tabla7.A1" office:value-type="string">
            <text:p text:style-name="Table_20_Contents">Acceso al formulario de reportes en el portal IDEAM para informar sobre eventos observados en campo (incendios, tala ilegal, anomalías climáticas).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recondiciones</text:span></text:p>
          </table:table-cell>
          <table:table-cell table:style-name="Tabla7.A1" office:value-type="string">
            <text:p text:style-name="P1">• El usuario ha iniciado sesión en el portal con su rol correspondiente</text:p>
            <text:p text:style-name="P1">• Conexión a internet</text:p>
            <text:p text:style-name="P1">• Portal habilitado con formulario de reporte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ostcondiciones</text:span></text:p>
          </table:table-cell>
          <table:table-cell table:style-name="Tabla7.A1" office:value-type="string">
            <text:p text:style-name="P1">• El reporte llega al IDEAM y queda registrado en el sistema</text:p>
            <text:p text:style-name="P1">• Se genera confirmación de envío para el usuario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Secuencia Base</text:span></text:p>
          </table:table-cell>
          <table:table-cell table:style-name="Tabla7.A1" office:value-type="string">
            <text:p text:style-name="P1">1. Hacer clic en el botón "Reportar incidencia" ubicado en el pie de página</text:p>
            <text:p text:style-name="P1">2. El sistema abre una ventana emergente con el formulario de reporte</text:p>
            <text:p text:style-name="P1">3. Los campos de Nombre, Correo y Rol aparecen prellenados con la información del usuario autenticado</text:p>
            <text:p text:style-name="P1">4. Seleccionar el tipo de incidencia del selector desplegable: Incendio forestal, Inundación, Deslizamiento de tierra, u Otro</text:p>
            <text:p text:style-name="P1">5. Escribir descripción detallada de la situación en el área de texto</text:p>
            <text:p text:style-name="P1">6. Opcionalmente, adjuntar archivo (imagen, video o PDF) haciendo clic en "Adjuntar archivo"</text:p>
            <text:p text:style-name="P1">7. Revisar que toda la información esté completa y correcta</text:p>
            <text:p text:style-name="P1">8. Hacer clic en el botón "Enviar incidencia"</text:p>
            <text:p text:style-name="P1">9. El sistema muestra confirmación de envío exitoso</text:p>
            <text:p text:style-name="P1">10. Cerrar la ventana emergente haciendo clic en la X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Secuencias Alternativas</text:span></text:p>
          </table:table-cell>
          <table:table-cell table:style-name="Tabla7.A1" office:value-type="string">
            <text:p text:style-name="P1">• Puede acceder desde el menú lateral seleccionando "Reportar incidencia" que lo dirige al pie de página</text:p>
            <text:p text:style-name="P1">• Si no puede adjuntar fotos: enviar solo texto y descripción detallada con ubicación</text:p>
            <text:p text:style-name="P1">• Si desea cancelar: hacer clic en la X para cerrar sin enviar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Secuencias de Excepción</text:span></text:p>
          </table:table-cell>
          <table:table-cell table:style-name="Tabla7.A1" office:value-type="string">
            <text:p text:style-name="P1">• Sin internet: el reporte no se envía, debe usarse un medio alternativo (radio o correo posterior cuando tenga conexión)</text:p>
            <text:p text:style-name="P1">• Si falta información obligatoria: el sistema marca los campos requeridos en rojo y solicita completarlos</text:p>
            <text:p text:style-name="P1">• Si el archivo es muy pesado: el sistema informa el límite de tamaño y solicita adjuntar archivo más pequeñ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01:56:04.041391895</meta:creation-date>
    <dc:date>2025-10-16T17:16:34.778964346</dc:date>
    <meta:editing-duration>PT21M34S</meta:editing-duration>
    <meta:editing-cycles>4</meta:editing-cycles>
    <meta:generator>LibreOffice/24.2.7.2$Linux_X86_64 LibreOffice_project/420$Build-2</meta:generator>
    <meta:document-statistic meta:table-count="7" meta:image-count="0" meta:object-count="0" meta:page-count="6" meta:paragraph-count="237" meta:word-count="2052" meta:character-count="12915" meta:non-whitespace-character-count="11100"/>
  </office:meta>
</office:document-meta>
</file>